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ab-stops/>
      </style:paragraph-properties>
      <style:text-properties style:font-name="DejaVu Sans" fo:font-weight="bold" style:font-weight-asian="bold" style:font-weight-complex="bold"/>
    </style:style>
    <style:style style:name="P2" style:family="paragraph" style:parent-style-name="Standard">
      <style:paragraph-properties fo:text-align="justify" style:justify-single-word="false">
        <style:tab-stops/>
      </style:paragraph-properties>
      <style:text-properties style:font-name="DejaVu Sans" fo:font-weight="normal" style:font-weight-asian="normal" style:font-weight-complex="normal"/>
    </style:style>
    <style:style style:name="P3"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4" style:family="paragraph" style:parent-style-name="Standard">
      <style:paragraph-properties fo:margin-left="0cm" fo:margin-right="0cm" fo:text-align="justify" style:justify-single-word="false" fo:text-indent="0.034cm" style:auto-text-indent="false">
        <style:tab-stops/>
      </style:paragraph-properties>
      <style:text-properties style:font-name="DejaVu Sans"/>
    </style:style>
    <style:style style:name="P5" style:family="paragraph" style:parent-style-name="Standard">
      <style:paragraph-properties fo:text-align="justify" style:justify-single-word="false"/>
      <style:text-properties style:font-name="DejaVu Sans"/>
    </style:style>
    <style:style style:name="P6" style:family="paragraph" style:parent-style-name="Standard">
      <style:paragraph-properties fo:text-align="justify" style:justify-single-word="false">
        <style:tab-stops/>
      </style:paragraph-properties>
      <style:text-properties style:font-name="DejaVu Sans"/>
    </style:style>
    <style:style style:name="P7" style:family="paragraph" style:parent-style-name="Standard" style:list-style-name="L1">
      <style:paragraph-properties fo:text-align="justify" style:justify-single-word="false">
        <style:tab-stops/>
      </style:paragraph-properties>
      <style:text-properties style:font-name="DejaVu Sans"/>
    </style:style>
    <style:style style:name="P8" style:family="paragraph" style:parent-style-name="Standard">
      <style:paragraph-properties fo:text-align="justify" style:justify-single-word="false">
        <style:tab-stops/>
      </style:paragraph-properties>
      <style:text-properties style:font-name="DejaVu Sans" fo:font-weight="normal" style:font-weight-asian="normal" style:font-weight-complex="normal"/>
    </style:style>
    <style:style style:name="P9" style:family="paragraph" style:parent-style-name="Standard" style:list-style-name="L2">
      <style:paragraph-properties fo:text-align="justify" style:justify-single-word="false">
        <style:tab-stops/>
      </style:paragraph-properties>
      <style:text-properties style:font-name="DejaVu Sans" fo:font-weight="normal" style:font-weight-asian="normal" style:font-weight-complex="normal"/>
    </style:style>
    <style:style style:name="P10" style:family="paragraph" style:parent-style-name="Standard" style:list-style-name="L3">
      <style:paragraph-properties fo:text-align="justify" style:justify-single-word="false">
        <style:tab-stops/>
      </style:paragraph-properties>
      <style:text-properties style:font-name="DejaVu Sans" fo:font-weight="normal" style:font-weight-asian="normal" style:font-weight-complex="normal"/>
    </style:style>
    <style:style style:name="P11" style:family="paragraph" style:parent-style-name="Standard" style:list-style-name="L4">
      <style:paragraph-properties fo:text-align="justify" style:justify-single-word="false">
        <style:tab-stops/>
      </style:paragraph-properties>
      <style:text-properties style:font-name="DejaVu Sans" fo:font-weight="normal" style:font-weight-asian="normal" style:font-weight-complex="normal"/>
    </style:style>
    <style:style style:name="P12" style:family="paragraph" style:parent-style-name="Standard" style:list-style-name="L5">
      <style:paragraph-properties fo:text-align="justify" style:justify-single-word="false">
        <style:tab-stops/>
      </style:paragraph-properties>
      <style:text-properties style:font-name="DejaVu Sans" fo:font-weight="normal" style:font-weight-asian="normal" style:font-weight-complex="normal"/>
    </style:style>
    <style:style style:name="P13" style:family="paragraph" style:parent-style-name="Standard" style:list-style-name="L6">
      <style:paragraph-properties fo:text-align="justify" style:justify-single-word="false">
        <style:tab-stops/>
      </style:paragraph-properties>
      <style:text-properties style:font-name="DejaVu Sans" fo:font-weight="normal" style:font-weight-asian="normal" style:font-weight-complex="normal"/>
    </style:style>
    <style:style style:name="P14" style:family="paragraph" style:parent-style-name="Standard" style:list-style-name="L7">
      <style:paragraph-properties fo:text-align="justify" style:justify-single-word="false">
        <style:tab-stops/>
      </style:paragraph-properties>
      <style:text-properties style:font-name="DejaVu Sans" fo:font-weight="normal" style:font-weight-asian="normal" style:font-weight-complex="normal"/>
    </style:style>
    <style:style style:name="P15" style:family="paragraph" style:parent-style-name="Standard">
      <style:paragraph-properties fo:text-align="justify" style:justify-single-word="false"/>
      <style:text-properties style:font-name="DejaVu Sans" fo:font-weight="bold" style:font-weight-asian="bold" style:font-weight-complex="bold"/>
    </style:style>
    <style:style style:name="P16" style:family="paragraph" style:parent-style-name="Standard" style:list-style-name="L8">
      <style:paragraph-properties fo:text-align="justify" style:justify-single-word="false"/>
      <style:text-properties style:font-name="DejaVu Sans" fo:font-weight="bold" style:font-weight-asian="bold" style:font-weight-complex="bold"/>
    </style:style>
    <style:style style:name="P17" style:family="paragraph" style:parent-style-name="Standard">
      <style:paragraph-properties fo:margin-left="0cm" fo:margin-right="0cm" fo:text-align="justify" style:justify-single-word="false" fo:text-indent="0.034cm" style:auto-text-indent="false">
        <style:tab-stops/>
      </style:paragraph-properties>
      <style:text-properties style:font-name="DejaVu Sans"/>
    </style:style>
    <style:style style:name="P18" style:family="paragraph" style:parent-style-name="Standard">
      <style:paragraph-properties fo:margin-left="0cm" fo:margin-right="0cm" fo:text-align="justify" style:justify-single-word="false" fo:text-indent="0.034cm" style:auto-text-indent="false">
        <style:tab-stops/>
      </style:paragraph-properties>
      <style:text-properties style:font-name="DejaVu Sans" fo:font-weight="bold" style:font-weight-asian="bold" style:font-weight-complex="bold"/>
    </style:style>
    <style:style style:name="P19" style:family="paragraph" style:parent-style-name="Standard">
      <style:paragraph-properties fo:margin-left="0cm" fo:margin-right="0cm" fo:text-align="justify" style:justify-single-word="false" fo:text-indent="0.034cm" style:auto-text-indent="false">
        <style:tab-stops/>
      </style:paragraph-properties>
      <style:text-properties style:font-name="DejaVu Sans" fo:font-weight="normal" style:font-weight-asian="normal" style:font-weight-complex="normal"/>
    </style:style>
    <style:style style:name="P20" style:family="paragraph" style:parent-style-name="Standard">
      <style:paragraph-properties fo:margin-left="1.005cm" fo:margin-right="1.058cm" fo:text-align="justify" style:justify-single-word="false" fo:text-indent="0cm" style:auto-text-indent="false"/>
      <style:text-properties style:font-name="DejaVu Serif" fo:font-size="10pt" style:text-underline-style="none" fo:font-weight="bold" style:font-size-asian="10pt" style:font-weight-asian="bold" style:font-size-complex="10pt" style:font-weight-complex="bold"/>
    </style:style>
    <style:style style:name="P21" style:family="paragraph" style:parent-style-name="Standard" style:list-style-name="L8">
      <style:paragraph-properties fo:margin-left="1.005cm" fo:margin-right="1.058cm" fo:text-align="justify" style:justify-single-word="false" fo:text-indent="0cm" style:auto-text-indent="false"/>
      <style:text-properties style:font-name="DejaVu Serif" fo:font-size="10pt" style:text-underline-style="none" fo:font-weight="bold" style:font-size-asian="10pt" style:font-weight-asian="bold" style:font-size-complex="10pt" style:font-weight-complex="bold"/>
    </style:style>
    <style:style style:name="P22" style:family="paragraph" style:parent-style-name="Standard">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bold" style:font-size-asian="10pt" style:font-weight-asian="bold" style:font-size-complex="10pt" style:font-weight-complex="bold"/>
    </style:style>
    <style:style style:name="P23" style:family="paragraph" style:parent-style-name="Standard" style:list-style-name="L8">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bold" style:font-size-asian="10pt" style:font-weight-asian="bold" style:font-size-complex="10pt" style:font-weight-complex="bold"/>
    </style:style>
    <style:style style:name="P24" style:family="paragraph" style:parent-style-name="Standard">
      <style:paragraph-properties fo:margin-left="1.005cm" fo:margin-right="1.058cm" fo:text-align="center" style:justify-single-word="false" fo:text-indent="0cm" style:auto-text-indent="false"/>
      <style:text-properties style:font-name="DejaVu Serif" fo:font-size="10pt" style:text-underline-style="none" fo:font-weight="bold" style:font-size-asian="10pt" style:font-weight-asian="bold" style:font-size-complex="10pt" style:font-weight-complex="bold"/>
    </style:style>
    <style:style style:name="P25" style:family="paragraph" style:parent-style-name="Standard">
      <style:paragraph-properties fo:margin-left="1.005cm" fo:margin-right="1.058cm" fo:text-align="end" style:justify-single-word="false" fo:text-indent="0cm" style:auto-text-indent="false"/>
      <style:text-properties style:font-name="DejaVu Serif" fo:font-size="10pt" style:text-underline-style="none" fo:font-weight="bold" style:font-size-asian="10pt" style:font-weight-asian="bold" style:font-size-complex="10pt" style:font-weight-complex="bold"/>
    </style:style>
    <style:style style:name="P26" style:family="paragraph" style:parent-style-name="Standard">
      <style:paragraph-properties fo:margin-left="1.005cm" fo:margin-right="1.058cm" fo:text-align="start" style:justify-single-word="false" fo:text-indent="0cm" style:auto-text-indent="false"/>
      <style:text-properties style:font-name="DejaVu Serif" fo:font-size="10pt" style:text-underline-style="none" fo:font-weight="bold" style:font-size-asian="10pt" style:font-weight-asian="bold" style:font-size-complex="10pt" style:font-weight-complex="bold"/>
    </style:style>
    <style:style style:name="P27" style:family="paragraph" style:parent-style-name="Standard">
      <style:paragraph-properties fo:margin-left="1.005cm" fo:margin-right="1.058cm" fo:text-align="justify" style:justify-single-word="false" fo:text-indent="0cm" style:auto-text-indent="false"/>
      <style:text-properties style:font-name="DejaVu Serif" fo:font-size="10pt" style:text-underline-style="none" fo:font-weight="normal" style:font-size-asian="10pt" style:font-weight-asian="normal" style:font-size-complex="10pt" style:font-weight-complex="normal"/>
    </style:style>
    <style:style style:name="P28" style:family="paragraph" style:parent-style-name="Standard" style:list-style-name="L8">
      <style:paragraph-properties fo:margin-left="1.005cm" fo:margin-right="1.058cm" fo:text-align="justify" style:justify-single-word="false" fo:text-indent="0cm" style:auto-text-indent="false"/>
      <style:text-properties style:font-name="DejaVu Serif" fo:font-size="10pt" style:text-underline-style="none" fo:font-weight="normal" style:font-size-asian="10pt" style:font-weight-asian="normal" style:font-size-complex="10pt" style:font-weight-complex="normal"/>
    </style:style>
    <style:style style:name="P29" style:family="paragraph" style:parent-style-name="Standard">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normal" style:font-size-asian="10pt" style:font-weight-asian="normal" style:font-size-complex="10pt" style:font-weight-complex="normal"/>
    </style:style>
    <style:style style:name="P30" style:family="paragraph" style:parent-style-name="Standard" style:list-style-name="L2">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normal" style:font-size-asian="10pt" style:font-weight-asian="normal" style:font-size-complex="10pt" style:font-weight-complex="normal"/>
    </style:style>
    <style:style style:name="P31" style:family="paragraph" style:parent-style-name="Standard" style:list-style-name="L10">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normal" style:font-size-asian="10pt" style:font-weight-asian="normal" style:font-size-complex="10pt" style:font-weight-complex="normal"/>
    </style:style>
    <style:style style:name="P32" style:family="paragraph" style:parent-style-name="Standard" style:list-style-name="L4">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normal" style:font-size-asian="10pt" style:font-weight-asian="normal" style:font-size-complex="10pt" style:font-weight-complex="normal"/>
    </style:style>
    <style:style style:name="P33" style:family="paragraph" style:parent-style-name="Standard" style:list-style-name="L12">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normal" style:font-size-asian="10pt" style:font-weight-asian="normal" style:font-size-complex="10pt" style:font-weight-complex="normal"/>
    </style:style>
    <style:style style:name="P34" style:family="paragraph" style:parent-style-name="Standard" style:list-style-name="L6">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normal" style:font-size-asian="10pt" style:font-weight-asian="normal" style:font-size-complex="10pt" style:font-weight-complex="normal"/>
    </style:style>
    <style:style style:name="P35" style:family="paragraph" style:parent-style-name="Standard" style:list-style-name="L7">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fo:font-weight="normal" style:font-size-asian="10pt" style:font-weight-asian="normal" style:font-size-complex="10pt" style:font-weight-complex="normal"/>
    </style:style>
    <style:style style:name="P36" style:family="paragraph" style:parent-style-name="Standard">
      <style:paragraph-properties fo:margin-left="1.005cm" fo:margin-right="1.058cm" fo:text-align="justify" style:justify-single-word="false" fo:text-indent="0cm" style:auto-text-indent="false"/>
      <style:text-properties style:font-name="DejaVu Serif" fo:font-size="10pt" style:text-underline-style="none" style:font-size-asian="10pt" style:font-size-complex="10pt"/>
    </style:style>
    <style:style style:name="P37" style:family="paragraph" style:parent-style-name="Standard" style:list-style-name="L8">
      <style:paragraph-properties fo:margin-left="1.005cm" fo:margin-right="1.058cm" fo:text-align="justify" style:justify-single-word="false" fo:text-indent="0cm" style:auto-text-indent="false"/>
      <style:text-properties style:font-name="DejaVu Serif" fo:font-size="10pt" style:text-underline-style="none" style:font-size-asian="10pt" style:font-size-complex="10pt"/>
    </style:style>
    <style:style style:name="P38" style:family="paragraph" style:parent-style-name="Standard">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style:font-size-asian="10pt" style:font-size-complex="10pt"/>
    </style:style>
    <style:style style:name="P39" style:family="paragraph" style:parent-style-name="Standard" style:list-style-name="L9">
      <style:paragraph-properties fo:margin-left="1.005cm" fo:margin-right="1.058cm" fo:text-align="justify" style:justify-single-word="false" fo:text-indent="0cm" style:auto-text-indent="false">
        <style:tab-stops/>
      </style:paragraph-properties>
      <style:text-properties style:font-name="DejaVu Serif" fo:font-size="10pt" style:text-underline-style="none" style:font-size-asian="10pt" style:font-size-complex="10pt"/>
    </style:style>
    <style:style style:name="P40" style:family="paragraph" style:parent-style-name="Standard">
      <style:paragraph-properties fo:margin-left="1.005cm" fo:margin-right="1.058cm" fo:text-align="center" style:justify-single-word="false" fo:text-indent="0cm" style:auto-text-indent="false"/>
      <style:text-properties style:font-name="DejaVu Serif" fo:font-size="26pt" style:text-underline-style="none" fo:font-weight="bold" style:font-size-asian="26pt" style:font-weight-asian="bold" style:font-size-complex="26pt" style:font-weight-complex="bold"/>
    </style:style>
    <style:style style:name="P41" style:family="paragraph" style:parent-style-name="Standard">
      <style:paragraph-properties fo:margin-left="1.005cm" fo:margin-right="1.058cm" fo:text-align="center" style:justify-single-word="false" fo:text-indent="0cm" style:auto-text-indent="false" fo:padding="0cm" fo:border="none" style:shadow="none"/>
      <style:text-properties style:font-name="DejaVu Serif"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2.011cm" fo:margin-right="1.058cm" fo:text-align="justify" style:justify-single-word="false" fo:text-indent="0cm" style:auto-text-indent="false"/>
      <style:text-properties style:font-name="DejaVu Serif" fo:font-size="10pt" style:text-underline-style="none" fo:font-weight="normal" style:font-size-asian="10pt" style:font-weight-asian="normal" style:font-size-complex="10pt" style:font-weight-complex="normal"/>
    </style:style>
    <style:style style:name="P43" style:family="paragraph" style:parent-style-name="Standard" style:list-style-name="L8">
      <style:paragraph-properties fo:margin-left="2.011cm" fo:margin-right="1.058cm" fo:text-align="justify" style:justify-single-word="false" fo:text-indent="0cm" style:auto-text-indent="false"/>
      <style:text-properties style:font-name="DejaVu Serif" fo:font-size="10pt" style:text-underline-style="none" fo:font-weight="normal" style:font-size-asian="10pt" style:font-weight-asian="normal" style:font-size-complex="10pt" style:font-weight-complex="normal"/>
    </style:style>
    <style:style style:name="P44" style:family="paragraph" style:parent-style-name="Standard" style:list-style-name="L8">
      <style:paragraph-properties fo:margin-left="2.011cm" fo:margin-right="1.058cm" fo:text-align="justify" style:justify-single-word="false" fo:text-indent="0cm" style:auto-text-indent="false"/>
      <style:text-properties style:font-name="DejaVu Serif" fo:font-size="10pt" style:text-underline-style="none" fo:font-weight="bold" style:font-size-asian="10pt" style:font-weight-asian="bold" style:font-size-complex="10pt" style:font-weight-complex="bold"/>
    </style:style>
    <style:style style:name="T1" style:family="text">
      <style:text-properties style:font-name="DejaVu Sans"/>
    </style:style>
    <style:style style:name="T2" style:family="text">
      <style:text-properties style:font-name="DejaVu Sans" fo:font-weight="normal" style:font-weight-asian="normal" style:font-weight-complex="normal"/>
    </style:style>
    <style:style style:name="T3" style:family="text">
      <style:text-properties style:font-name="DejaVu Sans" fo:font-weight="bold" style:font-weight-asian="bold" style:font-weight-complex="bold"/>
    </style:style>
    <style:style style:name="T4" style:family="text">
      <style:text-properties style:font-name="DejaVu Sans" fo:font-size="18pt" style:font-size-asian="18pt" style:font-size-complex="18pt"/>
    </style:style>
    <style:style style:name="T5" style:family="text">
      <style:text-properties style:font-name="DejaVu Sans" fo:font-size="18pt" fo:font-weight="bold" style:font-size-asian="18pt" style:font-weight-asian="bold" style:font-size-complex="18pt" style:font-weight-complex="bold"/>
    </style:style>
    <style:style style:name="T6" style:family="text">
      <style:text-properties style:font-name="DejaVu Sans" fo:font-size="18pt" fo:font-style="italic" fo:font-weight="bold" style:font-size-asian="18pt" style:font-weight-asian="bold" style:font-size-complex="18pt" style:font-weight-complex="bold"/>
    </style:style>
    <style:style style:name="T7" style:family="text">
      <style:text-properties style:font-name="DejaVu San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style:font-name="DejaVu Sans" fo:font-style="italic"/>
    </style:style>
    <style:style style:name="T9" style:family="text">
      <style:text-properties style:font-name="DejaVu Sans" fo:font-style="italic" fo:font-weight="bold" style:font-weight-asian="bold" style:font-weight-complex="bold"/>
    </style:style>
    <style:style style:name="T10" style:family="text">
      <style:text-properties style:font-name="DejaVu Sans" fo:font-size="15pt" fo:font-weight="normal" style:font-size-asian="15pt" style:font-weight-asian="normal" style:font-size-complex="15pt" style:font-weight-complex="normal"/>
    </style:style>
    <style:style style:name="T11" style:family="text">
      <style:text-properties style:font-name="DejaVu Sans" fo:font-size="12pt" fo:font-weight="normal" style:font-size-asian="10.5pt" style:font-weight-asian="normal" style:font-size-complex="12pt" style:font-weight-complex="normal"/>
    </style:style>
    <style:style style:name="T12" style:family="text">
      <style:text-properties style:font-name="DejaVu Sans" style:text-underline-style="solid" style:text-underline-width="auto" style:text-underline-color="font-color" fo:font-weight="bold" style:font-weight-asian="bold" style:font-weight-complex="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style:font-weight-asian="bold"/>
    </style:style>
    <style:style style:name="T18" style:family="text">
      <style:text-properties style:font-weight-complex="bold"/>
    </style:style>
    <style:style style:name="T19" style:family="text">
      <style:text-properties fo:font-size="18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font-size-asian="18pt"/>
    </style:style>
    <style:style style:name="T23" style:family="text">
      <style:text-properties style:font-size-complex="18pt"/>
    </style:style>
    <style:style style:name="T24" style:family="text">
      <style:text-properties fo:font-size="15pt"/>
    </style:style>
    <style:style style:name="T25" style:family="text">
      <style:text-properties style:font-size-asian="15pt"/>
    </style:style>
    <style:style style:name="T26" style:family="text">
      <style:text-properties style:font-weight-asian="normal"/>
    </style:style>
    <style:style style:name="T27" style:family="text">
      <style:text-properties style:font-size-complex="15pt"/>
    </style:style>
    <style:style style:name="T28" style:family="text">
      <style:text-properties style:font-weight-complex="normal"/>
    </style:style>
    <style:style style:name="T29" style:family="text">
      <style:text-properties fo:font-style="italic"/>
    </style:style>
    <style:style style:name="T30" style:family="text">
      <style:text-properties fo:font-size="12pt" fo:font-weight="normal" style:font-size-asian="10.5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0">Services de Découverte</text:p>
      <text:p text:style-name="P24"/>
      <text:p text:style-name="P41">Etude des besoins</text:p>
      <text:p text:style-name="P20"/>
      <text:p text:style-name="P24">06/07/201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Le Moulec Jérôme</text:p>
      <text:p text:style-name="P25">Ingénieur de recherche</text:p>
      <text:p text:style-name="P25">Laboratoire GREYC</text:p>
      <text:p text:style-name="P20"/>
      <text:p text:style-name="P20"><text:soft-page-break/></text:p>
      <text:p text:style-name="P26"/>
      <text:p text:style-name="P20"/>
      <text:p text:style-name="P20"/>
      <text:p text:style-name="P20"/>
      <text:p text:style-name="P20"/>
      <text:p text:style-name="P20"/>
      <text:list xml:id="list1913689454" text:style-name="L8">
        <text:list-header>
          <text:p text:style-name="P21"/>
        </text:list-header>
        <text:list-item>
          <text:p text:style-name="P21">Introducion</text:p>
        </text:list-item>
      </text:list>
      <text:p text:style-name="P20"/>
      <text:list xml:id="list1160598035" text:continue-numbering="true" text:style-name="L8">
        <text:list-item>
          <text:p text:style-name="P21">EPCglobal</text:p>
          <text:p text:style-name="P28"/>
          <text:list>
            <text:list-item>
              <text:p text:style-name="P44"><text:span text:style-name="T14">Rappel et généralités sur EPCGlobal</text:span></text:p>
              <text:p text:style-name="P43"/>
            </text:list-item>
            <text:list-item>
              <text:p text:style-name="P43">EPCglobal et les services de découverte</text:p>
            </text:list-item>
          </text:list>
        </text:list-item>
      </text:list>
      <text:p text:style-name="P27"/>
      <text:list xml:id="list484997631" text:continue-numbering="true" text:style-name="L8">
        <text:list-item>
          <text:p text:style-name="P21">Expression des besoins</text:p>
          <text:p text:style-name="P28"/>
          <text:list>
            <text:list-item>
              <text:p text:style-name="P43">Sécurité du réseau sous-jacent et tiers de confiance.</text:p>
              <text:p text:style-name="P43"/>
            </text:list-item>
            <text:list-item>
              <text:p text:style-name="P43">Intégrité et confidentialité des données</text:p>
              <text:p text:style-name="P43"/>
            </text:list-item>
            <text:list-item>
              <text:p text:style-name="P43">Gestion des données indexées</text:p>
              <text:p text:style-name="P43"/>
            </text:list-item>
            <text:list-item>
              <text:p text:style-name="P43">Types de données enregistrées dans les DS</text:p>
              <text:p text:style-name="P43"/>
            </text:list-item>
            <text:list-item>
              <text:p text:style-name="P43">Interface de requête </text:p>
              <text:p text:style-name="P43"/>
            </text:list-item>
            <text:list-item>
              <text:p text:style-name="P43">Critères de requêtes</text:p>
              <text:p text:style-name="P43"/>
            </text:list-item>
            <text:list-item>
              <text:p text:style-name="P43">Types de services indexés</text:p>
              <text:p text:style-name="P43"/>
            </text:list-item>
            <text:list-item>
              <text:p text:style-name="P43">Communication et volume de données</text:p>
              <text:p text:style-name="P43"/>
            </text:list-item>
            <text:list-item>
              <text:p text:style-name="P43">Contrôle d'accès</text:p>
            </text:list-item>
          </text:list>
        </text:list-item>
      </text:list>
      <text:p text:style-name="P42"/>
      <text:p text:style-name="P27"/>
      <text:p text:style-name="P2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356506534" text:continue-list="list484997631" text:style-name="L8">
        <text:list-item text:start-value="1">
          <text:p text:style-name="P37"><text:soft-page-break/><text:span text:style-name="T16">Introduction</text:span></text:p>
        </text:list-item>
      </text:list>
      <text:p text:style-name="P27"/>
      <text:p text:style-name="P27"/>
      <text:p text:style-name="P36"><text:span text:style-name="T14">Nous observons depuis quelques années l'émergence de nouveau services liés à l'utilisation permanente du réseau internet. Parmi tous ces services, certains peuvent être catégorisés et regroupés sous le nom d'« Internet des objets » (IdO).En voici une definition synthétique : l'IdO </text:span>est « <text:span text:style-name="T29">un réseau de réseaux qui permet, via des systèmes d’identification électronique normalisés et unifiés, et des dispositifs mobiles sans fil, d'identifier directement et sans ambiguïté des entités numériques et des objets physiques et ainsi de pouvoir récupérer, stocker, transférer et traiter, sans discontinuité entre les mondes physiques et virtuels, les données s’y rattachant</text:span> »<text:span text:style-name="T14">. Bien que ces concepts trouvent déjà des utilisations commerciales et grand public, il est actuellement nécessaire de réaliser un travaille de spécification et de normalisation permettant par la suite <text:s/>la mise en place d'une architecture réseau suffisamment complexe et robuste pour gérer les flux d'information, le stockages de données, les contrôles d'accès et sécurités des données sensibles… </text:span></text:p>
      <text:p text:style-name="P36"><text:span text:style-name="T14"/></text:p>
      <text:p text:style-name="P27">Ce document synthétise les besoins des industries et des entreprises de la grande distribution lors d'une étude réalisé par GS1 dans le cadre de la normalisation des services de découverte au sein de l'architecture EPCglobal.</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list xml:id="list794570351" text:continue-numbering="true" text:style-name="L8">
        <text:list-item>
          <text:p text:style-name="P37"><text:soft-page-break/><text:span text:style-name="T16">EPCglobal</text:span></text:p>
        </text:list-item>
      </text:list>
      <text:p text:style-name="P27"/>
      <text:p text:style-name="P27"/>
      <text:p text:style-name="P27">Dans cette section nous étudierons et développerons les principe de l'architecture EPCglobal. L'internet des objets ne se restreint pas à à cette seule architecture mais les concepts mis en avant et la contribution à la normalisation constituent une base solide sur laquelle pourra se développer par la suite les services futur de l'IdO.</text:p>
      <text:p text:style-name="P27"/>
      <text:p text:style-name="P20"/>
      <text:list xml:id="list751403416" text:continue-numbering="true" text:style-name="L8">
        <text:list-item>
          <text:list>
            <text:list-item>
              <text:p text:style-name="P21">Rappel et généralités sur EPCGlobal</text:p>
            </text:list-item>
          </text:list>
        </text:list-item>
      </text:list>
      <text:p text:style-name="P20"/>
      <text:p text:style-name="P38"><text:tab/>EPCglobal est une entité de l'organisation GS1 qui a pour but de développer des standards destiné en particulier à l'industrie et la grande distribution en utilisant la technologie RFID. La technique utilisée consiste à assigner un code électronique à un objet et ainsi permettre son identification unique. Dans le contexte EPCglobal, ce code est appelé code EPC (Electronic Product Code). Il est stocké dans une puce RFID qui est elle même collée sur l'objet que l'utilisateur souhaite tracer. Lorsqu'un lecteur spécialisé détecte la proximité d'une antenne RFID, l'information correspondante (i.e. Le code EPC stocké dans la puce) est extraite et enrichie d'informations métiers (Business location, Business step, read point …) pour créer un événement. Après génération, cet évènement est à son tour envoyer au système d'information de l'entreprise pour y être stocké. Dans l'architecture EPCglobal, le composant utilisé pour stocké les évènements est appelé EPCIS (EPC Information Services). Lorsqu'un client souhaite récupérer de l'information sur un objet marqué, il doit alors interroger un ou plusieurs EPCIS à l'aide du code EPC récupéré sur l'objet à tracer. </text:p>
      <text:p text:style-name="P38"/>
      <text:p text:style-name="P38"><text:tab/></text:p>
      <text:p text:style-name="P38"/>
      <text:p text:style-name="P38"><text:tab/>Dans le cas ou les évènements sont stockées dans un système d'information inconnu de l'utilisateur ou qu'ils sont répartie chez plusieurs acteurs, et donc dans des EPCIS différents, le système doit fournir à l'utilisateur le <text:s/>moyen de se procurer les adresses de ces différentes sources d'informations. Pour se faire, l'architecture EPCglobal prévoit une composant permettant de réaliser l'indexation nécessaire au fonctionnement des services de découverte. Ce composant est appelé DS (Discovery services). </text:p>
      <text:p text:style-name="P20"/>
      <text:p text:style-name="P20"/>
      <text:list xml:id="list1538958295" text:continue-numbering="true" text:style-name="L8">
        <text:list-item>
          <text:list>
            <text:list-item>
              <text:p text:style-name="P21">EPCglobal et les services de découverte</text:p>
            </text:list-item>
          </text:list>
        </text:list-item>
      </text:list>
      <text:p text:style-name="P36"/>
      <text:p text:style-name="P38"/>
      <text:p text:style-name="P38"><text:tab/>Le rôle des services de découverte dans l'architecture EPCGlobal peut être apparenté à celui des moteurs de recherches pour le web. Cependant, les techniques d'indexation et de contrôle d'accès sont bien différente, et ceci pour des raisons évidentes de protection des données personnelles et d'entreprise. Les services de découverte indexent les sources d'information qui prétendent détenir un ou plusieurs évènements relatif à un code EPC donné. Ainsi, l'indexation ne se fait pas par « crawling » comme c'est le cas dans les moteurs de recherche actuel, mais par publication d'EPCIS à DS. <text:s/>L'interrogation de ce service nécessite une authentification préalable et le résultat retourné est soumis à un filtrage selon certains critères que nous détaillerons par la suite.</text:p>
      <text:p text:style-name="P38"/>
      <text:p text:style-name="P38"><text:tab/>Ce document énonce en détaille l'ensemble des besoins des utilisateurs relatifs aux Services de découverte. Ces besoins sont classés selon plusieurs catégories :</text:p>
      <text:p text:style-name="P38"><text:s/></text:p>
      <text:list xml:id="list707653311" text:style-name="L9">
        <text:list-item>
          <text:p text:style-name="P39">Sécurité du réseau sous-jacent et tiers de confiance.</text:p>
        </text:list-item>
        <text:list-item>
          <text:p text:style-name="P39">Intégrité et confidentialité des données</text:p>
        </text:list-item>
        <text:list-item>
          <text:p text:style-name="P39">Gestion des données indexées</text:p>
        </text:list-item>
        <text:list-item>
          <text:p text:style-name="P39">Types de données enregistrées dans les DS</text:p>
        </text:list-item>
        <text:list-item>
          <text:p text:style-name="P39"><text:soft-page-break/>Interface de requête </text:p>
        </text:list-item>
        <text:list-item>
          <text:p text:style-name="P39">critères de requêtes</text:p>
        </text:list-item>
        <text:list-item>
          <text:p text:style-name="P39">Types de services indexés</text:p>
        </text:list-item>
        <text:list-item>
          <text:p text:style-name="P39">communication et volume de données</text:p>
        </text:list-item>
        <text:list-item>
          <text:p text:style-name="P39">Contrôle d'accès</text:p>
        </text:list-item>
      </text:list>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list xml:id="list1134496058" text:continue-list="list1538958295" text:style-name="L8">
        <text:list-item>
          <text:p text:style-name="P37"><text:soft-page-break/><text:span text:style-name="T16">Expression des besoins</text:span></text:p>
        </text:list-item>
      </text:list>
      <text:p text:style-name="P36"/>
      <text:list xml:id="list594599258" text:continue-numbering="true" text:style-name="L8">
        <text:list-item>
          <text:list>
            <text:list-item>
              <text:p text:style-name="P23">Sécurité du réseau sous-jacent et tiers de confiance</text:p>
            </text:list-item>
          </text:list>
        </text:list-item>
      </text:list>
      <text:p text:style-name="P22"/>
      <text:p text:style-name="P29"><text:tab/>Chaque opérateur de Service de découverte doit implémenter les fonctionnalités suivantes : </text:p>
      <text:p text:style-name="P29"/>
      <text:list xml:id="list338611515" text:style-name="L2">
        <text:list-item>
          <text:p text:style-name="P30">la sécurité des échanges réseaux</text:p>
        </text:list-item>
        <text:list-item>
          <text:p text:style-name="P30">l'authentification</text:p>
        </text:list-item>
        <text:list-item>
          <text:p text:style-name="P30">des mécanismes de gestion des autorisations sur les données et les opérations à effectuer sur ces dernières</text:p>
        </text:list-item>
      </text:list>
      <text:p text:style-name="P29"/>
      <text:p text:style-name="P29"><text:tab/>Un utilisateur doit avoir la possibilité de choisir parmi les différents fournisseur de services de découverte. Chaque opérateur doit engager sa responsabilité <text:s text:c="2"/>et certifier que le contenu de ses bases de données (évènements, comptes, données personnelles...) est protégé contre toutes tentatives de récupération non autorisées. Ces accords de responsabilités doivent être transparents, accessibles et vérifiables. </text:p>
      <text:p text:style-name="P29"/>
      <text:p text:style-name="P29"><text:tab/>Tout utilisateur doit pouvoir vérifier l'identité du DS qu'il interroge. Ce dernier doit donc s'authentifier auprès de chaque utilisateur ou service qui le questionne. Dans le cas ou l'information est répartie dans plusieurs DS, chacun doit fournir son identité de sorte que l'utilisateur puisse vérifier toutes les sources d'information. De la même manière, tout client ou service qui interroge un DS doit s'authentifier avant de réaliser la moindre opération. Des accès anonymes doivent être envisagés pour les contexte plus généraux de l'internet des objet. Le DS doit alors fournir au client la configuration nécessaire aux communications Client (ou service) / DS comme le mode d'authentification requis, les option de connexion anonymes...</text:p>
      <text:p text:style-name="P29"/>
      <text:p text:style-name="P29"><text:tab/>Les services de découverte doivent être protégés contre tout type d'attaque <text:s/>par deni de services. On appel deni de service toute attaque ayant pour but de rendre indisponible un service comme : </text:p>
      <text:p text:style-name="P29"/>
      <text:list xml:id="list619312549" text:style-name="L10">
        <text:list-item>
          <text:p text:style-name="P31">l'inondation d'un réseau afin d'empêcher son fonctionnement</text:p>
        </text:list-item>
        <text:list-item>
          <text:p text:style-name="P31">la perturbation des connexions entre deux machines, empêchant l'accès à un service particulier</text:p>
        </text:list-item>
        <text:list-item>
          <text:p text:style-name="P31">l'obstruction d'accès à un service à une personne en particulier</text:p>
        </text:list-item>
      </text:list>
      <text:p text:style-name="P22"/>
      <text:p text:style-name="P22"/>
      <text:p text:style-name="P22"/>
      <text:list xml:id="list330376322" text:continue-list="list594599258" text:style-name="L8">
        <text:list-item>
          <text:list>
            <text:list-item>
              <text:p text:style-name="P23">Intégrité et confidentialité des données</text:p>
            </text:list-item>
          </text:list>
        </text:list-item>
      </text:list>
      <text:p text:style-name="P22"/>
      <text:p text:style-name="P22"/>
      <text:p text:style-name="P29"><text:tab/>Une des principe clé des services de découverte réside dans leur capacité à garantir un haut niveau de confidentialité autant sur les données d'indexation stocké dans chaque DS que sur les requêtes formulées par le client.</text:p>
      <text:p text:style-name="P29"/>
      <text:p text:style-name="P29"><text:tab/>L'identité d'un client ou d'une ressource ne doit pas être révélé à quiconque ne prenant pas partie dans la résolution d'une requête (n'intervenant pas dans le processus ou n'ayant pas la nécessité de connaître cette identité pour résoudre la requête). Le fait de donner son identité doit résulté d'un choix délibéré du client et non se faire à son insu.</text:p>
      <text:p text:style-name="P29"/>
      <text:p text:style-name="P29"><text:tab/>Chaque enregistrement du DS doit pouvoir être signé. Le DS doit fournir au client une indication. <text:s/>sur le fait que l'enregistrement est ou non signé. Dans le cas ou une signature est associée,le DS doit indiquer au client si la signature a pu être vérifiée.</text:p>
      <text:p text:style-name="P29"/>
      <text:p text:style-name="P29"><text:tab/>Une ressource particulière doit pouvoir révéler son existence sans pour autant révéler son identité. Cette information pourra être divulguée si il existe des <text:soft-page-break/>règles de contrôle d'accès définis par cette même ressource explicitant le fait que le client en cause soit autorisé à obtenir l'identité de la ressource.</text:p>
      <text:p text:style-name="P29"/>
      <text:p text:style-name="P29"><text:tab/>Toutes les données présentes dans le DS ainsi que toutes communications s'adressant au DS doivent être gardées confidentielles. Les différents partenaires ayant un rôle dans le fonctionnement du réseau sous-jacent ne doivent pas pouvoir lire et/ou exploiter ces données.</text:p>
      <text:p text:style-name="P29"/>
      <text:p text:style-name="P29"><text:tab/>Lors d'un rappel produit, le système doit être suffisamment flexible pour définir si oui ou non les entreprises ayant pris part dans l'acheminement du produit jusqu'au client final soit avertis par ce rappel.</text:p>
      <text:p text:style-name="P22"/>
      <text:p text:style-name="P22"/>
      <text:list xml:id="list970764826" text:continue-numbering="true" text:style-name="L8">
        <text:list-item>
          <text:list>
            <text:list-item>
              <text:p text:style-name="P23">Gestion des données indexées</text:p>
            </text:list-item>
          </text:list>
        </text:list-item>
      </text:list>
      <text:p text:style-name="P22"/>
      <text:p text:style-name="P22"/>
      <text:p text:style-name="P29"><text:tab/>Chaque organisation doit avoir le contrôle sur ses données. Elle doit pouvoir récupérer les identités de toute personne ayant eu accès à ses informations au sein d'un ou plusieurs DS.</text:p>
      <text:p text:style-name="P29"/>
      <text:p text:style-name="P29"><text:tab/>Chaque opérateur de service de découverte devrait proposer à ses clients (ressources) des services personnalisés permettant de suivre l'évolution de ses propres données (traçage, eq. Carbonne, rappel produit …).</text:p>
      <text:p text:style-name="P29"/>
      <text:p text:style-name="P29"><text:tab/>Chaque organisation doit pouvoir invalider un de ses évènements dans le DS (ex : à cause d'une erreur de lecture) et ceci sans que le fonctionnement de ce dernier ne soit perturbé. Pour se faire le DS ne supprime pas l'enregistrement mais le place dans un état « invalide ».</text:p>
      <text:p text:style-name="P29"/>
      <text:p text:style-name="P29"><text:tab/>Dans le cadre d'un rappel produit, chaque DS doit pouvoir notifier les organisations intéressés ayant préalablement souscrit au service en renseignant le code EPC correspondant. </text:p>
      <text:p text:style-name="P29"/>
      <text:p text:style-name="P29"><text:tab/>Tout client d'un DS (ayant pour rôle d'insérer des données dans le DS) doit pouvoir récupérer périodiquement un journal de log où est inscrit la liste des derniers évènement insérés, les derniers accès à ces données, l'identité des client y ayant eu accès, les migrations de données d'un DS à un autre ...</text:p>
      <text:p text:style-name="P22"/>
      <text:p text:style-name="P22"/>
      <text:list xml:id="list669163536" text:continue-numbering="true" text:style-name="L8">
        <text:list-item>
          <text:list>
            <text:list-item>
              <text:p text:style-name="P23">Types de données enregistrées dans les DS</text:p>
            </text:list-item>
          </text:list>
        </text:list-item>
      </text:list>
      <text:p text:style-name="P22"/>
      <text:p text:style-name="P22"/>
      <text:p text:style-name="P29"><text:tab/>Le rôle du DS est de fournir un pointeur réseau sur les services d'informations (ex : EPCIS) qui détiennent de l'information sur un code EPC particulier. Les données enregistrées dans le DS doivent donc être sous forme : EPCx→@service. Cependant, pour des besoins de filtrage et de contrôle d'accès, la structure de l'information est différente de cette première appréciation. Les informations nécessaires au bon fonctionnement du système sont : </text:p>
      <text:list xml:id="list588183413" text:style-name="L4">
        <text:list-item>
          <text:p text:style-name="P32">Le code EPC</text:p>
        </text:list-item>
        <text:list-item>
          <text:p text:style-name="P32">Le pointeur vers le système d'information correspondant</text:p>
        </text:list-item>
        <text:list-item>
          <text:p text:style-name="P32">un pointeur vers le profile ayant ajouter l'information</text:p>
        </text:list-item>
      </text:list>
      <text:p text:style-name="P29"/>
      <text:p text:style-name="P29"><text:tab/>Chaque DS doit pouvoir supporter l'ajout d'informations optionnelles notamment concernant le fait qu'un objet ai été agrégé dans un autre. Ainsi, si le système d'information correspondant (ex : EPCIS) qui détient initialement l'information d'agrégation ne répond pas ou est inaccessible durant une période indéterminée, le client peut tout de même continuer à tracer l'objet en utilisant les seules informations présentes dans le DS. </text:p>
      <text:p text:style-name="P29"/>
      <text:p text:style-name="P29"><text:tab/>Le DS doit offrir aux partenaires (détenteurs de ressources) la possibilité d'ajouter une extension au profile utilisateur basé sur les méta données <text:s/>présentes dans les EPCIS (ReadPoint, BusinessLocation …). Cette extension doit spécifier les <text:soft-page-break/>champs de données supplémentaires autorisés lors de la publication d'événements.</text:p>
      <text:p text:style-name="P29"/>
      <text:p text:style-name="P29"><text:tab/>Chaque service référencé par le DS doit être qualifié du type de service auquel il se réfère (ex : DS, EPCIS, page web …). Ainsi, le client pourra questionner ce dernier selon le type retourné et ce sans ambiguïté.</text:p>
      <text:p text:style-name="P29"/>
      <text:p text:style-name="P29"><text:tab/>Le DS doit fournir un module permettant à tout profile utilisateur de définir ses propres extensions/namespaces. On entant par extension les thermes utilisés par exemple pour le champ pour le « Business Step » mais qui n'apparaissent pas dans le vocabulaire normalisé.</text:p>
      <text:p text:style-name="P29"/>
      <text:p text:style-name="P29">Voici les informations qui doivent pouvoir être renseignés dans un DS : </text:p>
      <text:list xml:id="list277218283" text:style-name="L12">
        <text:list-item>
          <text:p text:style-name="P33">L'identifiant de souscription d'un client (si ce dernier a souscrit à ce service).</text:p>
        </text:list-item>
        <text:list-item>
          <text:p text:style-name="P33">Le mode de fonctionnement du DS (ex : utilisation de la récursion entre DS).</text:p>
        </text:list-item>
        <text:list-item>
          <text:p text:style-name="P33">Les règles de sécurités définies par le propriétaire d'un profile utilisateur.</text:p>
        </text:list-item>
        <text:list-item>
          <text:p text:style-name="P33">Les adresses des autres DS sur le réseau.</text:p>
        </text:list-item>
      </text:list>
      <text:p text:style-name="P29"/>
      <text:p text:style-name="P29"><text:tab/>Dans le cas d'un rappel produit, Il doit y avoir la possibilité de référencer le document relatif à ce rappel produit publié par le constructeur de l'objet mais éventuellement aussi les document publiés par chaque intervenant dans le processus de création ou d'acheminement de l'objet et ceci selon les différentes règles de contrôle d'accès.</text:p>
      <text:p text:style-name="P22"/>
      <text:p text:style-name="P22"/>
      <text:list xml:id="list1697874767" text:continue-list="list669163536" text:style-name="L8">
        <text:list-item>
          <text:list>
            <text:list-item>
              <text:p text:style-name="P23">Interface de requête</text:p>
            </text:list-item>
          </text:list>
        </text:list-item>
      </text:list>
      <text:p text:style-name="P22"/>
      <text:p text:style-name="P22"/>
      <text:p text:style-name="P29"><text:tab/>L'interface de requête du DS doit prendre en compte les requêtes simple (question et réponse directe) mais peut aussi proposer un moyen de s'abonner/souscrire à certaines requêtes (ex : recevoir périodiquement certains type d'évènements en fonction d'un paramètre présent dans l'évènement). <text:s/>Cette interface doit implémenter les mécanismes d'authentification et d'autorisation du client pour protéger les données du DS. </text:p>
      <text:p text:style-name="P29"/>
      <text:p text:style-name="P29"><text:tab/>Chaque DS doit implémenter un module de gestion des exceptions pour rapporter tout type d'erreur survenu lors de l'exécution d'une requête.</text:p>
      <text:p text:style-name="P29"/>
      <text:p text:style-name="P29"><text:tab/>Le protocole utilisé pour interroger le DS doit définir une liste de paramètres obligatoire pour toutes requêtes ainsi qu'une liste non exhaustive d'autres paramètres optionnels et extensions possibles</text:p>
      <text:p text:style-name="P29"/>
      <text:p text:style-name="P29"><text:tab/>L'interface doit aussi supporter et faciliter l'utilisation de la récursion au sein d'un réseau de DS. Les requêtes peuvent être propagées aux autres DS ayant de l'information sur le code EPC demandé. On verra par la suite que ces requêtes récursives doivent prendre en compte les politiques de contrôle d'accès des DS questionnés récursivement.</text:p>
      <text:p text:style-name="P22"/>
      <text:p text:style-name="P22"/>
      <text:list xml:id="list1034780586" text:continue-numbering="true" text:style-name="L8">
        <text:list-item>
          <text:list>
            <text:list-item>
              <text:p text:style-name="P23">Critères de requêtes</text:p>
            </text:list-item>
          </text:list>
        </text:list-item>
      </text:list>
      <text:p text:style-name="P22"/>
      <text:p text:style-name="P22"/>
      <text:p text:style-name="P29"><text:tab/>Chaque requête envoyée au DS doit comprendre un certain nombre de paramètres. Ci dessous, voici la liste des paramètres définis. Cette liste n'est pas complète à cause du caractère extensible du nombre de champs dans un enregistrement DS.</text:p>
      <text:list xml:id="list2033671777" text:style-name="L6">
        <text:list-item>
          <text:p text:style-name="P34">Identifiant simple (EPC, identifiant unique …)</text:p>
        </text:list-item>
        <text:list-item>
          <text:p text:style-name="P34">Liste d'identifiants</text:p>
        </text:list-item>
        <text:list-item>
          <text:p text:style-name="P34">Plage d'identifiants</text:p>
          <text:p text:style-name="P34">Horodatage</text:p>
        </text:list-item>
        <text:list-item>
          <text:p text:style-name="P34">Période</text:p>
        </text:list-item>
        <text:list-item>
          <text:p text:style-name="P34"><text:soft-page-break/>Champs « Business Step » et/ou « Disposition » si ces champs sont publiés dans le DS</text:p>
        </text:list-item>
        <text:list-item>
          <text:p text:style-name="P34">Identifiant de l'organisation ou le type d'organisation (ex : DS, EPCIS, pages Web …).</text:p>
        </text:list-item>
      </text:list>
      <text:p text:style-name="P29"/>
      <text:p text:style-name="P29"><text:tab/>Le DS doit fournir les informations nécessaires pour que le client puisse identifier le type de service retourné en résultat d'une requête et ainsi utiliser le bon protocole pour questionner ce dernier (EPCIS, DS, page Web...)</text:p>
      <text:p text:style-name="P22"/>
      <text:p text:style-name="P22"/>
      <text:list xml:id="list1243679926" text:continue-list="list1034780586" text:style-name="L8">
        <text:list-item>
          <text:list>
            <text:list-item>
              <text:p text:style-name="P23">Types de services indexés </text:p>
            </text:list-item>
          </text:list>
        </text:list-item>
      </text:list>
      <text:p text:style-name="P22"/>
      <text:p text:style-name="P22"/>
      <text:p text:style-name="P29"><text:tab/>Le DS ne doit pas se restreindre à un type particulier d'identifiant. Des identifiants non structurés doivent pouvoir être utilisés.</text:p>
      <text:p text:style-name="P29"/>
      <text:p text:style-name="P29"><text:tab/>Les services indexés par le DS peuvent être de différents type :</text:p>
      <text:list xml:id="list2063868171" text:style-name="L7">
        <text:list-item>
          <text:p text:style-name="P35">EPCIS</text:p>
        </text:list-item>
        <text:list-item>
          <text:p text:style-name="P35">pages web</text:p>
        </text:list-item>
        <text:list-item>
          <text:p text:style-name="P35">services web</text:p>
        </text:list-item>
        <text:list-item>
          <text:p text:style-name="P35">bases de données propriétaires </text:p>
        </text:list-item>
        <text:list-item>
          <text:p text:style-name="P35">…</text:p>
        </text:list-item>
      </text:list>
      <text:p text:style-name="P29"/>
      <text:p text:style-name="P29"><text:tab/>Un identifiant doit être unique dans le système de DS utilisé. Si ce dernier est mondial, l'identifiant aura été délégué par une autorité compétente de tel sorte qu'il ne soit pas utilisé dans un autre contexte et pour d'autres objets. Dans le cas contraire, l'identifiant aura été généré par un service interne au réseau de DS fermé au reste du monde.</text:p>
      <text:p text:style-name="P29"/>
      <text:p text:style-name="P29"><text:tab/>On rappel aussi que toute adresse de service retournée en réponse à une requête utilisateur doit être accompagné d'une information sur le type de service correspondant (EPCIS, page web ...) pour que l'utilisateur puisse interroger ce dernier sans ambiguïté.</text:p>
      <text:p text:style-name="P22"/>
      <text:p text:style-name="P22"/>
      <text:list xml:id="list504206711" text:continue-list="list1243679926" text:style-name="L8">
        <text:list-item>
          <text:list>
            <text:list-item>
              <text:p text:style-name="P23">Communication et volume de données</text:p>
            </text:list-item>
          </text:list>
        </text:list-item>
      </text:list>
      <text:p text:style-name="P22"/>
      <text:p text:style-name="P22"/>
      <text:p text:style-name="P29"><text:tab/>Le DS est une application qui utilise de manière permanente les infrastructures du réseau IP. Il est donc indispensable qu'elle soit conçue pour résister aux pannes et aux problèmes liés généralement au réseau. On peut citer les problèmes liés à la latence et aux effets de bord engendrés lorsque les communications sont établies sur de longues distances. Elle doit en outre supporter une charge importante et doit être conçu à la manière des applications business utilisées pour le grand public. </text:p>
      <text:p text:style-name="P29"/>
      <text:p text:style-name="P29"><text:tab/>Lors d'une requête utilisateur, dans le cas ou un des serveurs concernés ne répond pas, le DS doit en informer le client pour qu'il puisse réitérer sa requête ultérieurement.</text:p>
      <text:p text:style-name="P29"/>
      <text:p text:style-name="P29"><text:tab/>Un DS doit être accessible même si le client se trouve derrière un pare-feu ou un NAT.</text:p>
      <text:p text:style-name="P29"/>
      <text:p text:style-name="P29"><text:tab/>Il est explicité dans les sections précédentes que le DS doit permettre l'utilisation des « standing queries ». Dans ce cas, le client devient lui même serveur. Ceci peux poser des problèmes liés aux pare-feu. L'implémentation doit proposer un moyen pour le client de récupérer les retours de ces requêtes particulières qui lui arrivent de manière asynchrone sans perturber le fonctionnement ou la configuration des pare-feu.</text:p>
      <text:p text:style-name="P29"/>
      <text:p text:style-name="P29"><text:tab/>Le temps maximum d'attente entre la requête et la réponse ne doit pas <text:soft-page-break/>excéder une à deux secondes, ceci excepté pour les « standing queries ».</text:p>
      <text:p text:style-name="P22"/>
      <text:p text:style-name="P22"/>
      <text:list xml:id="list1833418023" text:continue-numbering="true" text:style-name="L8">
        <text:list-item>
          <text:list>
            <text:list-item>
              <text:p text:style-name="P23">Contrôle d'accès</text:p>
            </text:list-item>
          </text:list>
        </text:list-item>
      </text:list>
      <text:p text:style-name="P29"/>
      <text:p text:style-name="P29"/>
      <text:p text:style-name="P29"><text:tab/>On peut faire la comparaison entre Internet et ses moteurs des recherches et le réseau EPCGlobal et ses services de découverte. Cependant il faut prendre en compte le fait que les données indexées par les DS sont des données d'entreprises et donc confidentielles. Les réponses des DS doivent être filtrées par une politique de contrôle d'accès définie par le partenaire ayant ajouté la donnée retournée.</text:p>
      <text:p text:style-name="P29"/>
      <text:p text:style-name="P29"><text:tab/>Toutes les requêtes doivent être dirigées vers le module de contrôle d'accès avant que toute réponse ne soit retournée. Ainsi, seul les utilisateurs autorisées pourront accéder aux données.</text:p>
      <text:p text:style-name="P29"/>
      <text:p text:style-name="P29"><text:tab/>Le DS <text:s/>doit proposer un système permettant à chaque partenaire d'organiser ses propres règles de contrôle d'accès indépendamment des autres. Ceci permet à chacun de ne pas être contraint par les autres et qu'une donnée sensible ne soit pas publiée par inadvertance en passant par une règle insérée par un autre profile utilisateur.</text:p>
      <text:p text:style-name="P29"/>
      <text:p text:style-name="P29"><text:tab/>Les règles de contrôle d'accès doivent pouvoir être surchargée. De cette manière, une règle (ou groupe de règles) peu être invalidé par une autre, plus récente, et ainsi permettre une gestion plus souple de la base de règles. On peut également avoir envi de donner accès à certaines données de manière exceptionnelle. Pour se faire, l'utilisateur utilisera le même procédé.</text:p>
      <text:p text:style-name="P29"/>
      <text:p text:style-name="P29"><text:tab/>Chaque communication inter-DS doit être filtrée par la politique de contrôle d'accès présente dans chaque DS interrogé.</text:p>
      <text:p text:style-name="P29"/>
      <text:p text:style-name="P29"><text:tab/>Chaque publiant doit avoir un moyen de récupérer l'historique d'accès aux données associées à son profile. Il peut ainsi vérifier si l'accès à ses données est en accord avec les règles de filtrages qu'il a précédemment renseigné sur son profile.</text:p>
      <text:p text:style-name="P29"/>
      <text:p text:style-name="P29"><text:tab/>Chaque partenaire doit pouvoir renseigner le niveau de confidentialité d'une donnée particulière. L'accès peut ainsi être restreint aux enregistrements DS, aux évènements EPCIS, aux données d'une tierce partie …</text:p>
      <text:p text:style-name="P29"/>
      <text:p text:style-name="P29"><text:tab/>IL doit être possible pour un partenaire d'importer et d'exporter la base de règle spécifié dans un DS. </text:p>
      <text:p text:style-name="P29"/>
      <text:p text:style-name="P29"><text:tab/>Le protocole utilisé pour gérer les contrôles d'accès aux données du DS doit être similaire à celui utilisé dans les EPCIS pour des raisons de cohérence et pour facilité la mise en œuvre. </text:p>
      <text:p text:style-name="P29"/>
      <text:p text:style-name="P29"><text:tab/>Chaque partenaire doit pouvoir baser son contrôle d'accès sur des données additionnelles présentes dans les évènements comme le « business step », le type d'organisation, un horodatage, un identifiant… Il doit pouvoir créer des liste blanches et inversement des listes noir pour autoriser l'accès ou non une liste de compagnies définie à visionner ses données. Lorsque le partenaire entre ces information, il doit pouvoir bloquer toute requête utilisateur sur ces mêmes données pendant le temps de la manipulation.</text:p>
      <text:p text:style-name="P29"/>
      <text:p text:style-name="P29"><text:tab/>Le langage utilisé pour administré les contrôle d'accès doit permettre à tout partenaire de déléguer la gestion de certains enregistrements (spécifié par ses soins) et des contrôles d'accès associés à un ou plusieurs autres partenai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8pt" fo:font-weight="bold" style:font-size-asian="15.75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rome Moulec</meta:initial-creator>
    <meta:creation-date>2010-06-22T11:32:45</meta:creation-date>
    <dc:date>2010-07-19T15:50:19</dc:date>
    <dc:creator>Jerome Moulec</dc:creator>
    <meta:editing-duration>PT482H28M21S</meta:editing-duration>
    <meta:editing-cycles>39</meta:editing-cycles>
    <meta:generator>OpenOffice.org/3.1$Unix OpenOffice.org_project/310m19$Build-9420</meta:generator>
    <meta:document-statistic meta:table-count="0" meta:image-count="0" meta:object-count="0" meta:page-count="10" meta:paragraph-count="125" meta:word-count="3061" meta:character-count="19582"/>
  </office:meta>
</office:document-meta>
</file>